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list-style-name="L1"/>
    <style:style style:name="P3" style:family="paragraph" style:parent-style-name="Text_20_body" style:list-style-name="L1">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lämning</text:p>
      <text:p text:style-name="P1"/>
      <text:list xml:id="list7224880153873976032" text:style-name="L1">
        <text:list-item>
          <text:p text:style-name="P3">Responsivitet: Fungerar er sida lika bra på mobilen som på en tablet eller större skärm. Om inte, varför? </text:p>
          <text:p text:style-name="P3"/>
          <text:p text:style-name="P3">Sidan är gjord responsiv med Bootstrap. Jag har arbetat utifrån devisen ”mobile first” och sedan justerat layouten i olika steg för att den ska fungera även på större skärmar. Slutresultatet är att layouten ändras utifrån storleken på användarens skärm. Därför fungerar sidan lika bra på mobil som på tablet eller desktop. </text:p>
        </text:list-item>
      </text:list>
      <text:p text:style-name="P1"/>
      <text:p text:style-name="P1"/>
      <text:list xml:id="list215795066" text:continue-numbering="true" text:style-name="L1">
        <text:list-item>
          <text:p text:style-name="P3">Tillgänglighet - Hur har ni jobbat med tillgängligheten på sidan? Har den några brister ur tillgänglighetsperspektiv och hur skulle man kunna göra den bättre?</text:p>
          <text:p text:style-name="P3"/>
          <text:p text:style-name="P3">Jag har jobbat med bra strukturerad HTML (bland annat headings och HTML5-element för struktur), vilket underlättar för många olika typer av användare, till exempel de som använder skärmläsare. Jag har också använt Aria landmark roles, även när rollen är samma som HTML5-elementet (main och nav till exempel) för bakåtkompabilitetens skull. Detta är för närvarande best practice enligt W3C.</text:p>
          <text:p text:style-name="P3">I de fall jag har använt Flexbox har jag sett till att använda prefix, också för bakåtkompabilitetens skull.</text:p>
          <text:p text:style-name="P3">Sidans enkla och tydliga design, med mestadels svart text på vit bakgrund (hög kontrast) bidrar ytterligare till tillgängligheten.</text:p>
          <text:p text:style-name="P3">Bilderna har alt-text.</text:p>
          <text:p text:style-name="P3">En brist ur som kom fram när jag testade sidan i WAVE är att kundens gröna profilfärg som jag använder i navigeringen för att indikera vilken sida användaren befinner sig på, har en alldeles för låg kontrast i förhållande till bakgrundsfärgen vit. Detsamma gäller den gula färg som länkarna får när man hovrar över dem. Att lägga till en mörkare bakgrundsfärg skulle öka kontrasten, men däremot förfula sidan. Därför valde jag att tumma på tillgängligheten i det här fallet.</text:p>
          <text:p text:style-name="P3"/>
          <text:p text:style-name="P3"><text:s/></text:p>
        </text:list-item>
        <text:list-item>
          <text:p text:style-name="P3">Design - Hur har ni tänkt kring den grafiska profilen när ni byggde er design? </text:p>
          <text:p text:style-name="P3">Jag har försökt tillmötesgå kundens önskemål om ren och enkel design. Därför valde jag att låta grunden vara vit bakgrund och svart text och använde istället kundens profilfärger i navigering, på rubriker och på borders. Jag har också använt mig av färgglada foton på frukt och grönt, helt enligt kundens önskemål, för att tillföra färg på sidan.</text:p>
        </text:list-item>
      </text:list>
      <text:p text:style-name="P1"/>
      <text:list xml:id="list478247126" text:continue-numbering="true" text:style-name="L1">
        <text:list-item>
          <text:p text:style-name="P2">Stötte ni på några andra problem under arbetet och hur löste ni dem? </text:p>
          <text:p text:style-name="P2">Att bygga den här hemsidan har bjudit på många utmaningar och problem att lösa. I slutändan är jag dock nöjd med resultatet och jag kan inte komma på något specifikt problem att ta upp.</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mi Gibba</meta:initial-creator>
    <meta:creation-date>2017-09-18T13:07:19</meta:creation-date>
    <dc:date>2017-09-23T12:37:08</dc:date>
    <dc:creator>Omi Gibba</dc:creator>
    <meta:editing-duration>PT1H38M10S</meta:editing-duration>
    <meta:editing-cycles>18</meta:editing-cycles>
    <meta:generator>OpenOffice/4.1.2$Unix OpenOffice.org_project/412m3$Build-9782</meta:generator>
    <meta:document-statistic meta:table-count="0" meta:image-count="0" meta:object-count="0" meta:page-count="1" meta:paragraph-count="14" meta:word-count="402" meta:character-count="2412"/>
  </office:meta>
</office:document-meta>
</file>